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rlito" officeooo:rsid="001a8559" officeooo:paragraph-rsid="001a8559"/>
    </style:style>
    <style:style style:name="P2" style:family="paragraph" style:parent-style-name="Standard" style:list-style-name="L1">
      <style:text-properties style:font-name="Carlito" officeooo:rsid="001a8559" officeooo:paragraph-rsid="001a8559"/>
    </style:style>
    <style:style style:name="P3" style:family="paragraph" style:parent-style-name="Standard" style:list-style-name="L2">
      <style:text-properties style:font-name="Carlito" officeooo:rsid="001a8559" officeooo:paragraph-rsid="001a85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tion des cas d’utilisation :</text:p>
      <text:p text:style-name="P1"/>
      <text:p text:style-name="P1">Utiliser des widgets :</text:p>
      <text:p text:style-name="P1"/>
      <text:list xml:id="list2314627188" text:style-name="L1">
        <text:list-item>
          <text:p text:style-name="P2">L’utilisateur sélectionne un widget dans la bibliothèque</text:p>
        </text:list-item>
        <text:list-item>
          <text:p text:style-name="P2">L’OCR affiche le widget</text:p>
        </text:list-item>
        <text:list-item>
          <text:p text:style-name="P2">L’OCR affiche la liste des composants reliables au widget</text:p>
        </text:list-item>
        <text:list-item>
          <text:p text:style-name="P2">L’utilisateur sélectionne un composant dans la liste</text:p>
        </text:list-item>
      </text:list>
      <text:p text:style-name="P1"/>
      <text:p text:style-name="P1">Créer des widgets :</text:p>
      <text:p text:style-name="P1"/>
      <text:list xml:id="list478012874" text:style-name="L2">
        <text:list-item>
          <text:p text:style-name="P3">Le développeur ajoute un widget dans le code</text:p>
        </text:list-item>
        <text:list-item>
          <text:p text:style-name="P3">Le widget est ajouté à la bibliothèque au charge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8:53:24.173596048</meta:creation-date>
    <dc:date>2019-12-02T08:57:07.071093694</dc:date>
    <meta:editing-duration>PT3M43S</meta:editing-duration>
    <meta:editing-cycles>1</meta:editing-cycles>
    <meta:document-statistic meta:table-count="0" meta:image-count="0" meta:object-count="0" meta:page-count="1" meta:paragraph-count="9" meta:word-count="63" meta:character-count="372" meta:non-whitespace-character-count="324"/>
    <meta:generator>LibreOffice/6.1.5.2$Linux_X86_64 LibreOffice_project/10$Build-2</meta:generator>
  </office:meta>
</office:document-meta>
</file>